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5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054__1073__1099__1095__1085__1099__1081__32_2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Большечерниговский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1"/>
        <table:table-column table:style-name="co6" table:number-columns-repeated="3" table:default-cell-style-name="ce4"/>
        <table:table-column table:style-name="co7" table:default-cell-style-name="ce4"/>
        <table:table-column table:style-name="co6" table:number-columns-repeated="16375" table:default-cell-style-name="ce4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7">
            <text:p>населенный пункт</text:p>
          </table:table-cell>
          <table:table-cell office:value-type="string" table:style-name="ce12">
            <text:p>наименований элементов улично-дорожной сети<text:s/></text:p>
          </table:table-cell>
          <table:table-cell table:number-columns-repeated="16379" table:style-name="ce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9 мая<text:s text:c="3"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Аэродром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Базарн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Берег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Берез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Весення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Волж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Восто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Гагарин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Гвардей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Да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Доро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пос. Железнодорожников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Завод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им. А.И. Агее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им. А.П. Розвезе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им. Г.А. Смоляко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им. Д.В. Сухаре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им. Н.И. Крашениннико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им. Н.И. Стряпин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Касаткин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пер. Колхозн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Комсомоль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пер. Кооперативн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пер. Кооператоров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Космиче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Костелов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Красноармей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Кутяко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Лес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Луг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Лукьяно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Май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Микрорайон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Мир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Наго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Нефтяников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Ново-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Овра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Озе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Октябрь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Павла Шубин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Пионер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Победы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Пол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Придоро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пер. Рабочи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Севе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Совет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Солн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Спортив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Строителей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Физкульту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Хлеб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Цвето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Целин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Чапаев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пер. Школьн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Шосс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Юбил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Ю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с. Большая Черниговка</text:p>
          </table:table-cell>
          <table:table-cell office:value-type="string" table:style-name="ce10">
            <text:p>ул. Яблон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Шумовский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Шумовский</text:p>
          </table:table-cell>
          <table:table-cell office:value-type="string" table:style-name="ce10">
            <text:p>пер.Почтов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Шумовский</text:p>
          </table:table-cell>
          <table:table-cell office:value-type="string" table:style-name="ce10">
            <text:p>ул. Совет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Шумовский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Шумовский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Шумовский</text:p>
          </table:table-cell>
          <table:table-cell office:value-type="string" table:style-name="ce10">
            <text:p>ул. Шосс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Кочкиновка</text:p>
          </table:table-cell>
          <table:table-cell office:value-type="string" table:style-name="ce10">
            <text:p>ул. Молодежная<text:s text:c="3"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8">
            <text:p>п. Кочкиновка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9">
            <text:p>п. Гусиха</text:p>
          </table:table-cell>
          <table:table-cell office:value-type="string" table:style-name="ce10">
            <text:p>ул. Победы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Большая Черниговка</text:p>
          </table:table-cell>
          <table:table-cell office:value-type="string" table:style-name="ce9">
            <text:p>п. Гусиха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60 лет Октябр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Больни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Гара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Димитриевых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Завод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Заозе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Искрин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Колхоз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Коммунаров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Кооператив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Космическ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Кузьмиче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Ленина пр-т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Ленинград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Лес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Мельни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Мичурин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Молодёжн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Н.П.Попо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99" table:style-name="ce5">
            <text:p>9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Николаевка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Ново-Заозе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Ново-Москов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Ново-Пол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Ново-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Овра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Первомай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Пионер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Победы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Рабоч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Сель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Совет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Софьи Шереметьевой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Степана Заруднев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с. Августовка</text:p>
          </table:table-cell>
          <table:table-cell office:value-type="string" table:style-name="ce10">
            <text:p>ул. Юбил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Дели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Мир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Пионер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Пру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Рабоч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4" table:style-name="ce5">
            <text:p>12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икелянка</text:p>
          </table:table-cell>
          <table:table-cell office:value-type="string" table:style-name="ce10">
            <text:p>ул. Цвето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Малая Черниговка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аньшино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Августовка</text:p>
          </table:table-cell>
          <table:table-cell office:value-type="string" table:style-name="ce8">
            <text:p>п. Паньшино</text:p>
          </table:table-cell>
          <table:table-cell office:value-type="string" table:style-name="ce10">
            <text:p>ул. Озе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Заго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Коммунистиче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2" table:style-name="ce5">
            <text:p>13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Наго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Н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Пионер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Пол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с. Украинка</text:p>
          </table:table-cell>
          <table:table-cell office:value-type="string" table:style-name="ce10">
            <text:p>ул. Шосс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п. Иргизскикий</text:p>
          </table:table-cell>
          <table:table-cell office:value-type="string" table:style-name="ce10">
            <text:p>ул. Зареч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п. Иргизскикий</text:p>
          </table:table-cell>
          <table:table-cell office:value-type="string" table:style-name="ce10">
            <text:p>ул. Степ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п. Иргизскикий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п. Иргизскикий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д. Утекаево</text:p>
          </table:table-cell>
          <table:table-cell office:value-type="string" table:style-name="ce10">
            <text:p>ул. Реч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д. Утекаево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д.Денгизбаево</text:p>
          </table:table-cell>
          <table:table-cell office:value-type="string" table:style-name="ce10">
            <text:p>ул. Рашита Нигмати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д.Денгизбаево</text:p>
          </table:table-cell>
          <table:table-cell office:value-type="string" table:style-name="ce10">
            <text:p>ул. Иргиз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д. Имелеевка</text:p>
          </table:table-cell>
          <table:table-cell office:value-type="string" table:style-name="ce10">
            <text:p>ул. Набереж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д. Имелеевка</text:p>
          </table:table-cell>
          <table:table-cell office:value-type="string" table:style-name="ce10">
            <text:p>ул. Обороны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Украинка</text:p>
          </table:table-cell>
          <table:table-cell office:value-type="string" table:style-name="ce8">
            <text:p>д. Имелеевка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 Поляков</text:p>
          </table:table-cell>
          <table:table-cell office:value-type="string" table:style-name="ce10">
            <text:p>ул. Мир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 Поляков</text:p>
          </table:table-cell>
          <table:table-cell office:value-type="string" table:style-name="ce10">
            <text:p>ул. Молодёж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 Поляков</text:p>
          </table:table-cell>
          <table:table-cell office:value-type="string" table:style-name="ce10">
            <text:p>ул. Пол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 Поляков</text:p>
          </table:table-cell>
          <table:table-cell office:value-type="string" table:style-name="ce10">
            <text:p>ул. Степной пер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 Поляков</text:p>
          </table:table-cell>
          <table:table-cell office:value-type="string" table:style-name="ce10">
            <text:p>ул. Физкульту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Алексеевский</text:p>
          </table:table-cell>
          <table:table-cell office:value-type="string" table:style-name="ce10">
            <text:p>ул. Берег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Алексеевский</text:p>
          </table:table-cell>
          <table:table-cell office:value-type="string" table:style-name="ce10">
            <text:p>ул. Графкина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Алексеевский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Алексеевский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оляков</text:p>
          </table:table-cell>
          <table:table-cell office:value-type="string" table:style-name="ce8">
            <text:p>п. Кошкин</text:p>
          </table:table-cell>
          <table:table-cell office:value-type="string" table:style-name="ce10">
            <text:p>ул. Мир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пер.Зелен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пер. Кооперативн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ул. Микрорайон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ул. Севе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ул. Совет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ул. Степ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пер. Широки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раснооктябрьский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Исток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Исток</text:p>
          </table:table-cell>
          <table:table-cell office:value-type="string" table:style-name="ce10">
            <text:p>ул. Кооператив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Исток</text:p>
          </table:table-cell>
          <table:table-cell office:value-type="string" table:style-name="ce10">
            <text:p>ул. Севе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Исток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остино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остино</text:p>
          </table:table-cell>
          <table:table-cell office:value-type="string" table:style-name="ce10">
            <text:p>ул. Мира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остино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остино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Краснооктябрьский</text:p>
          </table:table-cell>
          <table:table-cell office:value-type="string" table:style-name="ce8">
            <text:p>п. Кинзягулово</text:p>
          </table:table-cell>
          <table:table-cell office:value-type="string" table:style-name="ce10">
            <text:p>ул. Степ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осточный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осточный</text:p>
          </table:table-cell>
          <table:table-cell office:value-type="string" table:style-name="ce10">
            <text:p>ул. Полев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осточный</text:p>
          </table:table-cell>
          <table:table-cell office:value-type="string" table:style-name="ce10">
            <text:p>ул. Рабоч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осточный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осточный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Полянский<text:s/></text:p>
          </table:table-cell>
          <table:table-cell office:value-type="string" table:style-name="ce10">
            <text:p>ул. Космиче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Полянский<text:s/></text:p>
          </table:table-cell>
          <table:table-cell office:value-type="string" table:style-name="ce10">
            <text:p>ул. Молодё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Полянский<text:s/>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Полянский<text:s/>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Полянский<text:s/>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Устряловский</text:p>
          </table:table-cell>
          <table:table-cell office:value-type="string" table:style-name="ce10">
            <text:p>ул. Н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Устряловский</text:p>
          </table:table-cell>
          <table:table-cell office:value-type="string" table:style-name="ce10">
            <text:p>ул. Рабоч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Устряловский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ерхние Росташи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ерхние Росташи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Восточный</text:p>
          </table:table-cell>
          <table:table-cell office:value-type="string" table:style-name="ce8">
            <text:p>п. Верхние Росташи</text:p>
          </table:table-cell>
          <table:table-cell office:value-type="string" table:style-name="ce10">
            <text:p>ул. Шко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п. Пензено<text:s/></text:p>
          </table:table-cell>
          <table:table-cell office:value-type="string" table:style-name="ce10">
            <text:p>ул. Аграр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п. Пензено<text:s/></text:p>
          </table:table-cell>
          <table:table-cell office:value-type="string" table:style-name="ce10">
            <text:p>ул. Зареч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п. Пензено<text:s/>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п. Пензено<text:s/></text:p>
          </table:table-cell>
          <table:table-cell office:value-type="string" table:style-name="ce10">
            <text:p>ул. Самар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п. Пензено<text:s/></text:p>
          </table:table-cell>
          <table:table-cell office:value-type="string" table:style-name="ce10">
            <text:p>ул. Совет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п. Пензено<text:s/></text:p>
          </table:table-cell>
          <table:table-cell office:value-type="string" table:style-name="ce10">
            <text:p>ул. Шоссей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с. Новый Камелик</text:p>
          </table:table-cell>
          <table:table-cell office:value-type="string" table:style-name="ce10">
            <text:p>ул. Доро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с. Новый Камелик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с. Новый Камелик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с. Новый Камелик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с. Новый Камелик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с. Новый Камелик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нзено</text:p>
          </table:table-cell>
          <table:table-cell office:value-type="string" table:style-name="ce8">
            <text:p>с. Новый Камелик</text:p>
          </table:table-cell>
          <table:table-cell office:value-type="string" table:style-name="ce10">
            <text:p>пер. Центральный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Молодеж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Октябрь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Остров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Рабоч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овет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олн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пециалистов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Набереж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Октябрь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Остров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Рабоч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оветск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олн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пециалистов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Глушицкий</text:p>
          </table:table-cell>
          <table:table-cell office:value-type="string" table:style-name="ce10">
            <text:p>ул. Централь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Благодатовка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Благодатовка</text:p>
          </table:table-cell>
          <table:table-cell office:value-type="string" table:style-name="ce10">
            <text:p>ул. им. М.Костеловской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Благодатовка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Благодатовка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Благодатовка</text:p>
          </table:table-cell>
          <table:table-cell office:value-type="string" table:style-name="ce10">
            <text:p>ул. Шосс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Торшиловский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Торшиловский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Торшиловский</text:p>
          </table:table-cell>
          <table:table-cell office:value-type="string" table:style-name="ce10">
            <text:p>ул. Пол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Торшиловский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Торшиловский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Глушицкий</text:p>
          </table:table-cell>
          <table:table-cell office:value-type="string" table:style-name="ce8">
            <text:p>п. Торшиловский</text:p>
          </table:table-cell>
          <table:table-cell office:value-type="string" table:style-name="ce10">
            <text:p>ул. Шко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Петровский<text:s/></text:p>
          </table:table-cell>
          <table:table-cell office:value-type="string" table:style-name="ce10">
            <text:p>ул. Зареч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Петровский<text:s/>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Петровский<text:s/>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Петровский<text:s/></text:p>
          </table:table-cell>
          <table:table-cell office:value-type="string" table:style-name="ce10">
            <text:p>ул. Пол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Петровский<text:s/>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Петровский<text:s/></text:p>
          </table:table-cell>
          <table:table-cell office:value-type="string" table:style-name="ce10">
            <text:p>ул. Шосс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Гараж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Зеле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Молод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Набереж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Нов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Поле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Сад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Степ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Аверьяновский<text:s/></text:p>
          </table:table-cell>
          <table:table-cell office:value-type="string" table:style-name="ce10">
            <text:p>ул. Шоссей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Сестры</text:p>
          </table:table-cell>
          <table:table-cell office:value-type="string" table:style-name="ce10">
            <text:p>ул. Нов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Сестры</text:p>
          </table:table-cell>
          <table:table-cell office:value-type="string" table:style-name="ce10">
            <text:p>ул. Центральная<text:s/></text:p>
          </table:table-cell>
          <table:table-cell table:number-columns-repeated="6" table:style-name="ce4"/>
          <table:table-cell table:number-columns-repeated="16373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office:value-type="string" table:style-name="ce5">
            <text:p>Большечерниговский</text:p>
          </table:table-cell>
          <table:table-cell office:value-type="string" table:style-name="ce5">
            <text:p>СП Петровский</text:p>
          </table:table-cell>
          <table:table-cell office:value-type="string" table:style-name="ce8">
            <text:p>п. Сестры</text:p>
          </table:table-cell>
          <table:table-cell office:value-type="string" table:style-name="ce10">
            <text:p>ул. Шоссейная</text:p>
          </table:table-cell>
          <table:table-cell table:number-columns-repeated="6" table:style-name="ce4"/>
          <table:table-cell table:number-columns-repeated="16373" table:style-name="ce1"/>
        </table:table-row>
        <table:table-row table:number-rows-repeated="10483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Полотцева Оксана Федоровна</dc:creator>
    <meta:creation-date>2019-06-03T08:41:39Z</meta:creation-date>
    <dc:date>2019-10-23T09:59:38Z</dc:date>
    <meta:print-date>2019-09-03T05:33:55Z</meta:print-date>
    <meta:editing-cycles>7</meta:editing-cycles>
    <meta:editing-duration>PT14029S</meta:editing-duration>
  </office:meta>
</office:document-meta>
</file>